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90000027C9D8E20B1FD244489.png" manifest:media-type="image/png"/>
  <manifest:file-entry manifest:full-path="Pictures/10000201000003280000035B1FD1D55DC652A321.png" manifest:media-type="image/png"/>
  <manifest:file-entry manifest:full-path="Pictures/10000201000003270000037B7055C0BD8D9B86E0.png" manifest:media-type="image/png"/>
  <manifest:file-entry manifest:full-path="Pictures/100002010000032A000002AB99E47BEEB0EFACD2.png" manifest:media-type="image/png"/>
  <manifest:file-entry manifest:full-path="Pictures/100002010000032A0000029D1BC25F1BDBC9B4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992cm" svg:height="13.209cm" svg:x="6.004cm" svg:y="1.271cm">
          <draw:image xlink:href="Pictures/100002010000032A0000029D1BC25F1BDBC9B4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4.264cm" svg:height="15.874cm" svg:x="6.868cm" svg:y="0.001cm">
          <draw:image xlink:href="Pictures/10000201000003270000037B7055C0BD8D9B86E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4.813cm" svg:height="15.749cm" svg:x="6.594cm" svg:y="0.001cm">
          <draw:image xlink:href="Pictures/10000201000003280000035B1FD1D55DC652A32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0.032cm" svg:height="15.749cm" svg:x="0cm" svg:y="0cm">
          <draw:image xlink:href="Pictures/10000201000003290000027C9D8E20B1FD244489.png" xlink:type="simple" xlink:show="embed" xlink:actuate="onLoad" draw:mime-type="image/png">
            <text:p/>
          </draw:image>
        </draw:frame>
        <draw:frame draw:style-name="gr1" draw:text-style-name="P1" draw:layer="layout" svg:width="18.677cm" svg:height="15.749cm" svg:x="9.323cm" svg:y="0.001cm">
          <draw:image xlink:href="Pictures/100002010000032A000002AB99E47BEEB0EFACD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4T11:43:25.047263451</meta:creation-date>
    <dc:date>2021-05-04T11:51:13.031597830</dc:date>
    <meta:editing-duration>PT7M49S</meta:editing-duration>
    <meta:editing-cycles>1</meta:editing-cycles>
    <meta:document-statistic meta:object-count="34"/>
    <meta:generator>LibreOffice/7.1.2.2$Linux_X86_64 LibreOffice_project/10$Build-2</meta:generator>
  </office:meta>
</office:document-meta>
</file>